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0A9C7B0D9F4EB86E88E.png" manifest:media-type="image/png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Ubuntu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Ubuntu Linux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Ubuntu Linux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Ubuntu (/ʊˈbʊntuː/ (listen) uu-BUUN-too)[7] is a Linux distribution based on Debian and composed mostly of free and open-source software.[8][9][10] Ubuntu is officially released in three editions: Desktop,[11] Server,[12] and Core[13] for Internet of things devices[14] and robots.[15][16] All the editions can run on the computer alone, or in a virtual machine.[17] Ubuntu is a popular operating system for cloud computing, with support for OpenStack.[18] Ubuntu's default desktop has been GNOME since version 17.10.[19]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draw:style-name="gr2" draw:text-style-name="P5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3" draw:text-style-name="P6" draw:layer="layout" svg:width="14.658cm" svg:height="8.255cm" svg:x="6.623cm" svg:y="3.81cm">
          <draw:image xlink:href="Pictures/100000010000012C000000A9C7B0D9F4EB86E8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6T18:56:40.366121732</meta:creation-date>
    <meta:editing-duration>PT3M34S</meta:editing-duration>
    <meta:editing-cycles>2</meta:editing-cycles>
    <meta:generator>LibreOffice/7.3.6.2$Linux_X86_64 LibreOffice_project/30$Build-2</meta:generator>
    <dc:title>Blueprint Plans</dc:title>
    <dc:date>2022-10-06T19:00:14.407130806</dc:date>
    <meta:document-statistic meta:object-count="66"/>
  </office:meta>
</office:document-meta>
</file>